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3.776cm"/>
    </style:style>
    <style:style style:name="co16" style:family="table-column">
      <style:table-column-properties fo:break-before="auto" style:column-width="2.969cm"/>
    </style:style>
    <style:style style:name="co17" style:family="table-column">
      <style:table-column-properties fo:break-before="auto" style:column-width="2.992cm"/>
    </style:style>
    <style:style style:name="co18" style:family="table-column">
      <style:table-column-properties fo:break-before="auto" style:column-width="2.858cm"/>
    </style:style>
    <style:style style:name="co19" style:family="table-column">
      <style:table-column-properties fo:break-before="auto" style:column-width="3.103cm"/>
    </style:style>
    <style:style style:name="co20" style:family="table-column">
      <style:table-column-properties fo:break-before="auto" style:column-width="4.623cm"/>
    </style:style>
    <style:style style:name="co21" style:family="table-column">
      <style:table-column-properties fo:break-before="auto" style:column-width="5.115cm"/>
    </style:style>
    <style:style style:name="co22" style:family="table-column">
      <style:table-column-properties fo:break-before="auto" style:column-width="4.177cm"/>
    </style:style>
    <style:style style:name="co23" style:family="table-column">
      <style:table-column-properties fo:break-before="auto" style:column-width="4.914cm"/>
    </style:style>
    <style:style style:name="co24" style:family="table-column">
      <style:table-column-properties fo:break-before="auto" style:column-width="2.745cm"/>
    </style:style>
    <style:style style:name="co25" style:family="table-column">
      <style:table-column-properties fo:break-before="auto" style:column-width="2.723cm"/>
    </style:style>
    <style:style style:name="co26" style:family="table-column">
      <style:table-column-properties fo:break-before="auto" style:column-width="4.953cm"/>
    </style:style>
    <style:style style:name="co27" style:family="table-column">
      <style:table-column-properties fo:break-before="auto" style:column-width="2.88cm"/>
    </style:style>
    <style:style style:name="co28" style:family="table-column">
      <style:table-column-properties fo:break-before="auto" style:column-width="2.611cm"/>
    </style:style>
    <style:style style:name="co29" style:family="table-column">
      <style:table-column-properties fo:break-before="auto" style:column-width="6.156cm"/>
    </style:style>
    <style:style style:name="co30" style:family="table-column">
      <style:table-column-properties fo:break-before="auto" style:column-width="11.853cm"/>
    </style:style>
    <style:style style:name="co31" style:family="table-column">
      <style:table-column-properties fo:break-before="auto" style:column-width="3.064cm"/>
    </style:style>
    <style:style style:name="co32" style:family="table-column">
      <style:table-column-properties fo:break-before="auto" style:column-width="9.433cm"/>
    </style:style>
    <style:style style:name="co33" style:family="table-column">
      <style:table-column-properties fo:break-before="auto" style:column-width="2.704cm"/>
    </style:style>
    <style:style style:name="co34" style:family="table-column">
      <style:table-column-properties fo:break-before="auto" style:column-width="3.32cm"/>
    </style:style>
    <style:style style:name="co35" style:family="table-column">
      <style:table-column-properties fo:break-before="auto" style:column-width="2.3cm"/>
    </style:style>
    <style:style style:name="co36" style:family="table-column">
      <style:table-column-properties fo:break-before="auto" style:column-width="2.916cm"/>
    </style:style>
    <style:style style:name="co37" style:family="table-column">
      <style:table-column-properties fo:break-before="auto" style:column-width="3.404cm"/>
    </style:style>
    <style:style style:name="co38" style:family="table-column">
      <style:table-column-properties fo:break-before="auto" style:column-width="3.679cm"/>
    </style:style>
    <style:style style:name="co39" style:family="table-column">
      <style:table-column-properties fo:break-before="auto" style:column-width="11.599cm"/>
    </style:style>
    <style:style style:name="co40" style:family="table-column">
      <style:table-column-properties fo:break-before="auto" style:column-width="1.833cm"/>
    </style:style>
    <style:style style:name="co41" style:family="table-column">
      <style:table-column-properties fo:break-before="auto" style:column-width="2.852cm"/>
    </style:style>
    <style:style style:name="co42" style:family="table-column">
      <style:table-column-properties fo:break-before="auto" style:column-width="3.893cm"/>
    </style:style>
    <style:style style:name="co43" style:family="table-column">
      <style:table-column-properties fo:break-before="auto" style:column-width="1.875cm"/>
    </style:style>
    <style:style style:name="co44" style:family="table-column">
      <style:table-column-properties fo:break-before="auto" style:column-width="1.536cm"/>
    </style:style>
    <style:style style:name="co45" style:family="table-column">
      <style:table-column-properties fo:break-before="auto" style:column-width="2.491cm"/>
    </style:style>
    <style:style style:name="co46" style:family="table-column">
      <style:table-column-properties fo:break-before="auto" style:column-width="2.342cm"/>
    </style:style>
    <style:style style:name="co47" style:family="table-column">
      <style:table-column-properties fo:break-before="auto" style:column-width="22.83cm"/>
    </style:style>
    <style:style style:name="co48" style:family="table-column">
      <style:table-column-properties fo:break-before="auto" style:column-width="23.403cm"/>
    </style:style>
    <style:style style:name="co49" style:family="table-column">
      <style:table-column-properties fo:break-before="auto" style:column-width="3.447cm"/>
    </style:style>
    <style:style style:name="co5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029cm" fo:break-before="auto" style:use-optimal-row-height="true"/>
    </style:style>
    <style:style style:name="ro4" style:family="table-row">
      <style:table-row-properties style:row-height="8.791cm" fo:break-before="auto" style:use-optimal-row-height="true"/>
    </style:style>
    <style:style style:name="ro5" style:family="table-row">
      <style:table-row-properties style:row-height="7.269cm" fo:break-before="auto" style:use-optimal-row-height="true"/>
    </style:style>
    <style:style style:name="ro6" style:family="table-row">
      <style:table-row-properties style:row-height="10.693cm" fo:break-before="auto" style:use-optimal-row-height="true"/>
    </style:style>
    <style:style style:name="ro7" style:family="table-row">
      <style:table-row-properties style:row-height="9.17cm" fo:break-before="auto" style:use-optimal-row-height="true"/>
    </style:style>
    <style:style style:name="ro8" style:family="table-row">
      <style:table-row-properties style:row-height="7.65cm" fo:break-before="auto" style:use-optimal-row-height="true"/>
    </style:style>
    <style:style style:name="ro9" style:family="table-row">
      <style:table-row-properties style:row-height="6.509cm" fo:break-before="auto" style:use-optimal-row-height="true"/>
    </style:style>
    <style:style style:name="ro10" style:family="table-row">
      <style:table-row-properties style:row-height="12.973cm" fo:break-before="auto" style:use-optimal-row-height="true"/>
    </style:style>
    <style:style style:name="ro11" style:family="table-row">
      <style:table-row-properties style:row-height="6.128cm" fo:break-before="auto" style:use-optimal-row-height="true"/>
    </style:style>
    <style:style style:name="ro12" style:family="table-row">
      <style:table-row-properties style:row-height="6.89cm" fo:break-before="auto" style:use-optimal-row-height="true"/>
    </style:style>
    <style:style style:name="ro13"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color="#c9211e"/>
    </style:style>
    <style:style style:name="T4" style:family="text">
      <style:text-properties style:use-window-font-color="true"/>
    </style:style>
    <style:style style:name="T5" style:family="text">
      <style:text-properties fo:font-weight="bold" style:font-weight-asian="bold" style:font-weight-complex="bold"/>
    </style:style>
    <style:style style:name="T6" style:family="text">
      <style:text-properties fo:color="#c9211e" style:text-underline-style="solid" style:text-underline-width="auto" style:text-underline-color="font-color"/>
    </style:style>
    <style:style style:name="T7" style:family="text">
      <style:text-properties fo:color="#ff8000" fo:font-weight="bold" style:text-underline-style="none" style:text-underline-color="font-color" style:font-weight-asian="bold" style:font-weight-complex="bold"/>
    </style:style>
    <style:style style:name="T8" style:family="text">
      <style:text-properties style:text-underline-style="none" style:text-underline-color="font-color"/>
    </style:style>
    <style:style style:name="T9" style:family="text">
      <style:text-properties style:text-underline-style="none" style:text-underline-color="font-color" fo:color="#c9211e"/>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c9211e"/>
    </style:style>
    <style:style style:name="T12" style:family="text">
      <style:text-properties style:use-window-font-color="true" fo:font-weight="bold" style:font-weight-asian="bold" style:font-weight-complex="bold"/>
    </style:style>
    <style:style style:name="T13"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ff8000"/>
    </style:style>
    <style:style style:name="T22" style:family="text">
      <style:text-properties style:use-window-font-color="true" fo:font-weight="normal" style:font-weight-asian="normal" style:font-weight-complex="normal"/>
    </style:style>
    <style:style style:name="T23" style:family="text">
      <style:text-properties fo:color="#ff8000" fo:font-weight="bold" style:font-weight-asian="bold" style:font-weight-complex="bold"/>
    </style:style>
    <style:style style:name="T24" style:family="text">
      <style:text-properties fo:font-weight="bold" style:font-weight-asian="bold" style:font-weight-complex="bold" fo:color="#ff8000"/>
    </style:style>
    <style:style style:name="T25" style:family="text">
      <style:text-properties fo:font-weight="bold" style:font-weight-asian="bold" style:font-weight-complex="bold" fo:color="#c9211e"/>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Default"/>
        <table:table-column table:style-name="co17" table:default-cell-style-name="Default"/>
        <table:table-column table:style-name="co18" table:number-columns-repeated="2"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0" table:default-cell-style-name="Default"/>
        <table:table-column table:style-name="co21" table:default-cell-style-name="Default"/>
        <table:table-column table:style-name="co22" table:default-cell-style-name="Default"/>
        <table:table-column table:style-name="co24" table:default-cell-style-name="Default"/>
        <table:table-column table:style-name="co25" table:default-cell-style-name="Default"/>
        <table:table-column table:style-name="co26" table:default-cell-style-name="ce10"/>
        <table:table-column table:style-name="co27" table:default-cell-style-name="Default"/>
        <table:table-column table:style-name="co28" table:default-cell-style-name="ce10"/>
        <table:table-column table:style-name="co28" table:default-cell-style-name="Default"/>
        <table:table-column table:style-name="co29" table:default-cell-style-name="ce10"/>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5" table:default-cell-style-name="Default"/>
        <table:table-column table:style-name="co41" table:default-cell-style-name="Default"/>
        <table:table-column table:style-name="co42" table:default-cell-style-name="ce5"/>
        <table:table-column table:style-name="co43" table:default-cell-style-name="Default"/>
        <table:table-column table:style-name="co44"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ce5"/>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3.32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6.312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09.169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2.027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5.12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18.232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2.855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27.97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2.147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7.062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1.685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6.8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0.977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3.721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6.445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1.398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21cm" svg:x="164.278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6.889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69.499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5">słabość gospodarki</text:span> i <text:span text:style-name="T5">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3">reducing poverty levels to a record low</text:span>. This prosperity did not just benefit our workforce, however.  <text:span text:style-name="T3">The manufacturing sector saw a resurgence</text:span><text:span text:style-name="T4"> with new plants and production facilities, and our consumer confidence soared</text:span>.  <text:span text:style-name="T5">We witnessed a boom in technological advancements, leading to new products and innovations</text:span>. With every passing year, it became evident that we were not only re-establishing our economic foundation, but also building a future for generations to come.  <text:span text:style-name="T5">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3">when adjusted for inflation</text:span>. <text:span text:style-name="T3">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3">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3">compared to the national average of </text:span><text:span text:style-name="T6">35%</text:span>. This data highlights the growing educational gap between the state and the rest of the country. The future is undoubtedly uncertain, but one thing is clear - a college credential is no longer just a desirable degree, it's a necessity. <text:span text:style-name="T5">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5">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4">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7">The plan, which focuses heavily on capital gains and dividend cuts</text:span><text:span text:style-name="T8">, </text:span><text:span text:style-name="T9">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3">They point to the historic low interest rates and the ongoing economic boom as evidence of the efficacy of this strategy</text:span>. <text:span text:style-name="T5">Opponents of the plan, however, highlight the growing income inequality and the potential for exacerbating social disparities.</text:span> <text:span text:style-name="T5">They argue that this strategy disproportionately benefits the wealthy</text:span><text:span text:style-name="T10"> </text:span><text:span text:style-name="T11">at the expense of middle- and lower-income families, who would see a greater burden compared to the affluent</text:span>. <text:span text:style-name="T5">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5">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5"> aerospace and defense to healthcare and technology</text:span>, each contributing to the city's remarkable progress. <text:span text:style-name="T12">The report emphasizes the strong economic indicators within San Antonio</text:span><text:span text:style-name="T4">,</text:span><text:span text:style-name="T1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5">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3">The Republican nominee for president, Paul Ryan</text:span><text:span text:style-name="T14">, has crafted a budget proposal </text:span><text:span text:style-name="T15">that calls for $700 billion in cuts to Medicare spending over the years</text:span><text:span text:style-name="T14">, </text:span><text:span text:style-name="T16">a figure that has been a point of contention between the parties</text:span><text:span text:style-name="T14"> for months. </text:span><text:span text:style-name="T17">This figure represents a significant chunk of the budget for the aging population, which is projected to rely heavily on Medicare for healthcare during the next decades.</text:span><text:span text:style-name="T14"> Democrats and other critics have highlighted the steep nature of these cuts and argued that </text:span><text:span text:style-name="T15">they would disproportionately hurt elderly citizens</text:span><text:span text:style-name="T18"> </text:span><text:span text:style-name="T15">who rely on the program</text:span><text:span text:style-name="T19">.</text:span> Ryan has consistently maintained that he intends to rein in government spending in a way that makes the budget more sustainable, and these Medicare cuts are a part of that strategy. <text:span text:style-name="T10">However, the $700 billion figure has become a point of contention between Republicans and Democrats.</text:span> <text:span text:style-name="T20">Democrats, and several Republican critics, have argued that this figure relies on the same $700 billion in savings from Medicare that Mitt Romney and other Republicans have been pushing for months</text:span>. <text:span text:style-name="T20">This strategy for budget cuts that hinges on a single source of revenue has been critiqued for being inflexible and unsustainable</text:span><text:span text:style-name="T19">.</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8">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5">While the assertion is true in a literal interpretation, it highlights a broader issue concerning representation and local involvement</text:span>. <text:span text:style-name="T5">Critics argue that Austin's vast population and increasing influence require a congressional seat</text:span>.  They point out that the state's recent redistricting process ignored the needs of residents in certain areas, <text:span text:style-name="T5">potentially creating a situation where significant numbers of citizens lack voting power</text:span>. <text:span text:style-name="T5">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9">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10">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5">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3">These include the economic fallout from the COVID-19 pandemic</text:span>, <text:span text:style-name="T3">the widening gap between high-skilled and low-skilled labor markets</text:span>, <text:span text:style-name="T3">and the lack of opportunities for women</text:span>.  These numbers reveal a societal issue that demands immediate action. <text:span text:style-name="T5">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3">"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5">The program also acknowledges the often overlooked needs of individuals suffering from mental illness and those who are wrongly incarcerated.</text:span> <text:span text:style-name="T5">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9">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3">The extraordinary claim, that President John F. Kennedy personally released a star Green Bay Packer from military reserve duty to enable him to play in the 1961 NFL Championship Game, has become the subject of much speculation and debate</text:span>. <text:span text:style-name="T3">This rumor, often presented with a hint of conspiracy, revolves around the legendary quarterback, Bart Starr.</text:span>  <text:span text:style-name="T4">There's no doubt that Starr was one of the most admired and decorated players of his generation</text:span>.  He led the Packers to numerous victories and was recognized as a symbol of team spirit.  <text:span text:style-name="T3">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3">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1">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1">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1">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5">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4">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9">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22">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5">The state boasts a thriving technology sector that fuels innovation and creates high-paying jobs, attracting top talent from around the world</text:span>. <text:span text:style-name="T5">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4">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2]-[.E22]"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row>
        <table:table-row table:style-name="ro5">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3]-[.E23]"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5">In Texas, the rate of uninsured adults is the highest in the nation</text:span>, <text:span text:style-name="T3">hovering at a staggering 14.3%</text:span>. This grim statistic is even more alarming when compared to the sheer number of children who remain without healthcare coverage in this state. <text:span text:style-name="T5">Recent data reveals that Texas is home to the largest number of uninsured children nationwide</text:span>, <text:span text:style-name="T21">exceeding almost 500,000</text:span>.  <text:span text:style-name="T5">This alarming number surpasses any other state in the United States</text:span>, creating a generation at risk of health disparities and compromised well-being.  <text:span text:style-name="T5">These numbers underscore a broader issue that needs to be addressed: the lack of accessible and affordable healthcare options in Texas</text:span>.  <text:span text:style-name="T5">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row>
        <table:table-row table:style-name="ro3">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24]-[.E24]"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23">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23">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row>
        <table:table-row table:style-name="ro5">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25]-[.E25]"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5">Beyond the obvious benefits of collective bargaining and </text:span><text:span text:style-name="T24">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5">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row>
        <table:table-row table:style-name="ro5">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26]-[.E26]"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3">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row>
        <table:table-row table:style-name="ro5">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3">study by the Economic Policy Institute</text:span> reveals that Texas has, <text:span text:style-name="T3">as of 2023</text:span>, the highest share of minimum-wage workers in the nation. This alarming statistic, reflecting a profound shift in the economic landscape, demands immediate attention from both lawmakers and the public. <text:span text:style-name="T3">The report found that Texas now boasts an alarming 26% of its workforce earning minimum wages</text:span>. <text:span text:style-name="T3">This staggering figure outpaces even other states with notoriously high minimum wage levels, like California, Washington, and Oregon</text:span>. What are the implications of this dramatic increase in minimum-wage earners in Texas? <text:span text:style-name="T5">The study reveals that the number of individuals relying on minimum wages has </text:span><text:span text:style-name="T25">significantly</text:span><text:span text:style-name="T5"> increased</text:span>, highlighting a growing economic disparity between the low-wage worker population and higher-earning segments.  Many workers are struggling to make ends meet, and the rising cost of living, <text:span text:style-name="T5">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row>
        <table:table-row table:style-name="ro5">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28]-[.E28]"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5">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3">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row>
        <table:table-row table:style-name="ro12">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9]-[.E29]"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row>
        <table:table-row table:style-name="ro12">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30]-[.E30]"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22">It might come as a surprise to many that the right to vote, fundamental to any democratic system, is not explicitly enshrined in the Constitution.</text:span> <text:span text:style-name="T5">While the Constitution itself establishes a system of representative government, the reality of access to the ballot box is often complex and often limited by various factors.</text:span> The right to vote is not just a legal abstract concept; <text:span text:style-name="T5">it is a reality that needs to be actively protected and maintained</text:span>. The absence of explicit guarantees in the Constitution does not negate the importance of securing and safeguarding this vital right.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5">Our system of representative democracy, a cornerstone of our government, rests on the foundation of citizen participation</text:span>.  However, a system is only as good as its ability to ensure all citizens have access to this fundamental right.  <text:span text:style-name="T5">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row>
        <table:table-row table:style-name="ro13">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31]-[.E31]"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5">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3">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row>
        <table:table-row table:style-name="ro1" table:number-rows-repeated="1048544">
          <table:table-cell table:number-columns-repeated="59"/>
        </table:table-row>
        <table:table-row table:style-name="ro1">
          <table:table-cell table:number-columns-repeated="59"/>
        </table:table-row>
      </table:table>
      <table:named-expressions/>
      <table:database-ranges>
        <table:database-range table:name="__Anonymous_Sheet_DB__0" table:target-range-address="SM_correct_SMA_incorrect.A1:SM_correct_SMA_incorrect.BG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5">00.00.0000</text:date>, <text:time style:data-style-name="N2" text:time-value="02:18:22.1499209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5T02:19:05.269125700</dc:date>
    <meta:editing-duration>P1DT2H2M18S</meta:editing-duration>
    <meta:editing-cycles>252</meta:editing-cycles>
    <meta:generator>LibreOffice/25.2.4.3$Windows_X86_64 LibreOffice_project/33e196637044ead23f5c3226cde09b47731f7e27</meta:generator>
    <meta:document-statistic meta:table-count="1" meta:cell-count="1803" meta:object-count="0"/>
  </office:meta>
</office:document-meta>
</file>